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1.8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start" style:writing-mode="lr-tb"/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T1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2" style:family="text">
      <style:text-properties fo:color="#000000" loext:opacity="100%" style:font-name="Helvetica1" fo:font-size="14pt" fo:font-weight="bold" style:font-size-asian="14pt" style:font-weight-asian="bold" style:font-name-complex="Helvetica1" style:font-size-complex="14pt" style:font-weight-complex="bold"/>
    </style:style>
    <style:style style:name="T3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4" style:family="text">
      <style:text-properties fo:color="#000000" loext:opacity="100%" style:font-name="Helvetica1" fo:font-size="10pt" fo:font-style="italic" fo:font-weight="normal" style:font-size-asian="10pt" style:font-style-asian="italic" style:font-weight-asian="normal" style:font-name-complex="Helvetica1" style:font-size-complex="10pt" style:font-style-complex="italic" style:font-weight-complex="normal"/>
    </style:style>
    <style:style style:name="T5" style:family="text">
      <style:text-properties fo:color="#d5d5d5" loext:opacity="100%"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T6" style:family="text">
      <style:text-properties fo:color="#000000" loext:opacity="100%"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T7" style:family="text">
      <style:text-properties fo:color="#000000" loext:opacity="100%" style:font-name="Helvetica1" fo:font-size="9pt" fo:font-style="italic" fo:font-weight="bold" style:font-size-asian="9pt" style:font-style-asian="italic" style:font-weight-asian="bold" style:font-name-complex="Helvetica1" style:font-size-complex="9pt" style:font-style-complex="italic" style:font-weight-complex="bold"/>
    </style:style>
    <style:style style:name="T8" style:family="text">
      <style:text-properties fo:color="#000000" loext:opacity="100%" style:font-name="Helvetica1" fo:font-size="12pt" fo:font-weight="bold" style:font-size-asian="12pt" style:font-weight-asian="bold" style:font-name-complex="Helvetica1" style:font-size-complex="12pt" style:font-weight-complex="bold"/>
    </style:style>
    <style:style style:name="T9" style:family="text">
      <style:text-properties fo:color="#d5d5d5" loext:opacity="100%" style:font-name="Helvetica1" fo:font-size="12pt" fo:font-weight="bold" style:font-size-asian="12pt" style:font-weight-asian="bold" style:font-name-complex="Helvetica1" style:font-size-complex="12pt" style:font-weight-complex="bold"/>
    </style:style>
    <style:style style:name="T10" style:family="text">
      <style:text-properties fo:color="#000000" loext:opacity="100%" style:font-name="Helvetica1" fo:font-size="9pt" fo:font-style="italic" fo:font-weight="normal" style:font-size-asian="9pt" style:font-style-asian="italic" style:font-weight-asian="normal" style:font-name-complex="Helvetica1" style:font-size-complex="9pt" style:font-style-complex="italic" style:font-weight-complex="normal"/>
    </style:style>
    <style:style style:name="T11" style:family="text">
      <style:text-properties fo:color="#5e5e5e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12" style:family="text">
      <style:text-properties fo:color="#000000" loext:opacity="100%" style:font-name="Helvetica1" fo:font-size="9pt" fo:font-weight="bold" style:font-size-asian="9pt" style:font-weight-asian="bold" style:font-name-complex="Helvetica1" style:font-size-complex="9pt" style:font-weight-complex="bold"/>
    </style:style>
    <style:style style:name="T13" style:family="text">
      <style:text-properties fo:color="#5e5e5e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.635cm" svg:y="0cm" svg:viewBox="0 0 21591 27941" draw:points="0,0 21591,0 21591,27941 0,27941">
          <text:p/>
        </draw:polygon>
        <draw:frame draw:style-name="gr2" draw:text-style-name="P3" draw:layer="layout" svg:width="3.376cm" svg:height="0.319cm" svg:x="1.905cm" svg:y="0.706cm">
          <draw:text-box>
            <text:p text:style-name="P2"><text:span text:style-name="T1">kimseyerik@gmail.com </text:span></text:p>
          </draw:text-box>
        </draw:frame>
        <draw:frame draw:style-name="gr2" draw:text-style-name="P3" draw:layer="layout" svg:width="0.317cm" svg:height="0.319cm" svg:x="14.605cm" svg:y="0.706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3.875cm" svg:height="0.319cm" svg:x="15.875cm" svg:y="0.706cm">
          <draw:text-box>
            <text:p text:style-name="P2"><text:span text:style-name="T1"><text:s text:c="7"/></text:span><text:span text:style-name="T1">github.com/erikkimsey </text:span></text:p>
          </draw:text-box>
        </draw:frame>
        <draw:frame draw:style-name="gr2" draw:text-style-name="P3" draw:layer="layout" svg:width="2.902cm" svg:height="0.319cm" svg:x="1.905cm" svg:y="1.094cm">
          <draw:text-box>
            <text:p text:style-name="P2"><text:span text:style-name="T1">erikkimsey.github.io </text:span></text:p>
          </draw:text-box>
        </draw:frame>
        <draw:frame draw:style-name="gr2" draw:text-style-name="P3" draw:layer="layout" svg:width="2.491cm" svg:height="0.319cm" svg:x="9.525cm" svg:y="1.094cm">
          <draw:text-box>
            <text:p text:style-name="P2"><text:span text:style-name="T1"><text:s text:c="28"/></text:span></text:p>
          </draw:text-box>
        </draw:frame>
        <draw:frame draw:style-name="gr2" draw:text-style-name="P3" draw:layer="layout" svg:width="6.319cm" svg:height="0.319cm" svg:x="13.332cm" svg:y="1.094cm">
          <draw:text-box>
            <text:p text:style-name="P2"><text:span text:style-name="T1"><text:s text:c="4"/></text:span><text:span text:style-name="T1">linkedin.com/in/erik-kimsey-softbodysocial</text:span></text:p>
          </draw:text-box>
        </draw:frame>
        <draw:frame draw:style-name="gr2" draw:text-style-name="P3" draw:layer="layout" svg:width="2.081cm" svg:height="0.319cm" svg:x="1.905cm" svg:y="1.482cm">
          <draw:text-box>
            <text:p text:style-name="P2"><text:span text:style-name="T1">540-278-4525 </text:span></text:p>
          </draw:text-box>
        </draw:frame>
        <draw:frame draw:style-name="gr3" draw:text-style-name="P4" draw:layer="layout" svg:width="2.843cm" svg:height="0.496cm" svg:x="1.905cm" svg:y="2.681cm">
          <draw:text-box>
            <text:p text:style-name="P2"><text:span text:style-name="T2">Erik Kimsey</text:span></text:p>
          </draw:text-box>
        </draw:frame>
        <draw:frame draw:style-name="gr3" draw:text-style-name="P4" draw:layer="layout" svg:width="4.671cm" svg:height="0.496cm" svg:x="1.905cm" svg:y="3.281cm">
          <draw:text-box>
            <text:p text:style-name="P2"><text:span text:style-name="T2">Frontend Developer</text:span></text:p>
          </draw:text-box>
        </draw:frame>
        <draw:frame draw:style-name="gr4" draw:text-style-name="P5" draw:layer="layout" svg:width="16.593cm" svg:height="0.352cm" svg:x="2.202cm" svg:y="4.833cm">
          <draw:text-box>
            <text:p text:style-name="P2"><text:span text:style-name="T3">Tenacious </text:span><text:span text:style-name="T4">Frontend Developer</text:span><text:span text:style-name="T3">, specializing in developing beautiful, dynamic, and intuitive user-interfaces. </text:span></text:p>
          </draw:text-box>
        </draw:frame>
        <draw:frame draw:style-name="gr4" draw:text-style-name="P5" draw:layer="layout" svg:width="16.089cm" svg:height="0.352cm" svg:x="2.438cm" svg:y="5.256cm">
          <draw:text-box>
            <text:p text:style-name="P2"><text:span text:style-name="T3">Over 5 years of professional experience collaborating with multi-disciplinary teams and clients, utilizing: </text:span></text:p>
          </draw:text-box>
        </draw:frame>
        <draw:frame draw:style-name="gr4" draw:text-style-name="P5" draw:layer="layout" svg:width="15.154cm" svg:height="0.352cm" svg:x="2.86cm" svg:y="5.68cm">
          <draw:text-box>
            <text:p text:style-name="P2"><text:span text:style-name="T3">a breadth of </text:span><text:span text:style-name="T4">Frontend &amp; Full-Stack</text:span><text:span text:style-name="T3"> </text:span><text:span text:style-name="T4">technologies</text:span><text:span text:style-name="T3">, </text:span><text:span text:style-name="T4">UI / UX design</text:span><text:span text:style-name="T3">, and </text:span><text:span text:style-name="T4">strong communication skills</text:span><text:span text:style-name="T3">.</text:span></text:p>
          </draw:text-box>
        </draw:frame>
        <draw:frame draw:style-name="gr4" draw:text-style-name="P5" draw:layer="layout" svg:width="2.961cm" svg:height="0.352cm" svg:x="9.514cm" svg:y="6.526cm">
          <draw:text-box>
            <text:p text:style-name="P2"><text:span text:style-name="T5"><text:s/></text:span><text:span text:style-name="T5">~ </text:span><text:span text:style-name="T6">Core Skill Set </text:span><text:span text:style-name="T5">~</text:span></text:p>
          </draw:text-box>
        </draw:frame>
        <draw:frame draw:style-name="gr5" draw:text-style-name="P7" draw:layer="layout" svg:width="12.313cm" svg:height="0.319cm" svg:x="4.875cm" svg:y="6.985cm">
          <draw:text-box>
            <text:p text:style-name="P6"><text:span text:style-name="T7">Javascript • React • Typescript • React Native • C#. <text:s/>Recently: Swift / SwiftUI • C++</text:span></text:p>
          </draw:text-box>
        </draw:frame>
        <draw:frame draw:style-name="gr6" draw:text-style-name="P8" draw:layer="layout" svg:width="10.112cm" svg:height="0.424cm" svg:x="1.905cm" svg:y="7.761cm">
          <draw:text-box>
            <text:p text:style-name="P2"><text:span text:style-name="T8">Professional Experience </text:span><text:span text:style-name="T9">Professional Experience </text:span></text:p>
          </draw:text-box>
        </draw:frame>
        <draw:frame draw:style-name="gr4" draw:text-style-name="P5" draw:layer="layout" svg:width="7.313cm" svg:height="0.352cm" svg:x="1.905cm" svg:y="8.749cm">
          <draw:text-box>
            <text:p text:style-name="P2"><text:span text:style-name="T6">Frontend Engineer</text:span><text:span text:style-name="T3"> | Peripheral Brain (PBrain)</text:span></text:p>
          </draw:text-box>
        </draw:frame>
        <draw:frame draw:style-name="gr4" draw:text-style-name="P5" draw:layer="layout" svg:width="3.918cm" svg:height="0.352cm" svg:x="14.605cm" svg:y="8.749cm">
          <draw:text-box>
            <text:p text:style-name="P2"><text:span text:style-name="T3"><text:s text:c="13"/></text:span><text:span text:style-name="T6">11/2022-06/2023</text:span></text:p>
          </draw:text-box>
        </draw:frame>
        <draw:frame draw:style-name="gr2" draw:text-style-name="P3" draw:layer="layout" svg:width="7.901cm" svg:height="0.319cm" svg:x="3.175cm" svg:y="9.172cm">
          <draw:text-box>
            <text:p text:style-name="P2"><text:span text:style-name="T10">Next.js • Javascript • React • CSS • Material UI • Docker</text:span></text:p>
          </draw:text-box>
        </draw:frame>
        <draw:frame draw:style-name="gr4" draw:text-style-name="P5" draw:layer="layout" svg:width="0.352cm" svg:height="0.352cm" svg:x="2.223cm" svg:y="10.019cm">
          <draw:text-box>
            <text:p text:style-name="P2"><text:span text:style-name="T3">•</text:span></text:p>
          </draw:text-box>
        </draw:frame>
        <draw:frame draw:style-name="gr4" draw:text-style-name="P5" draw:layer="layout" svg:width="15.703cm" svg:height="0.352cm" svg:x="2.511cm" svg:y="9.984cm">
          <draw:text-box>
            <text:p text:style-name="P2"><text:span text:style-name="T3">Decreased mobile-data usage by as much as 400%, by implementing state-management techniques.</text:span></text:p>
          </draw:text-box>
        </draw:frame>
        <draw:frame draw:style-name="gr4" draw:text-style-name="P5" draw:layer="layout" svg:width="0.352cm" svg:height="0.352cm" svg:x="2.223cm" svg:y="10.442cm">
          <draw:text-box>
            <text:p text:style-name="P2"><text:span text:style-name="T3">•</text:span></text:p>
          </draw:text-box>
        </draw:frame>
        <draw:frame draw:style-name="gr4" draw:text-style-name="P5" draw:layer="layout" svg:width="15.775cm" svg:height="0.352cm" svg:x="2.511cm" svg:y="10.407cm">
          <draw:text-box>
            <text:p text:style-name="P2"><text:span text:style-name="T3">Improved user-experience by developing a closable-tabs feature to PBrain open "Editor" components.</text:span></text:p>
          </draw:text-box>
        </draw:frame>
        <draw:frame draw:style-name="gr4" draw:text-style-name="P5" draw:layer="layout" svg:width="0.352cm" svg:height="0.352cm" svg:x="2.223cm" svg:y="10.866cm">
          <draw:text-box>
            <text:p text:style-name="P2"><text:span text:style-name="T3">•</text:span></text:p>
          </draw:text-box>
        </draw:frame>
        <draw:frame draw:style-name="gr4" draw:text-style-name="P5" draw:layer="layout" svg:width="15.195cm" svg:height="0.352cm" svg:x="2.511cm" svg:y="10.83cm">
          <draw:text-box>
            <text:p text:style-name="P2"><text:span text:style-name="T3">Reduced codebase inter-dependency, by modularizing features into individual React components.</text:span></text:p>
          </draw:text-box>
        </draw:frame>
        <draw:frame draw:style-name="gr4" draw:text-style-name="P5" draw:layer="layout" svg:width="0.352cm" svg:height="0.352cm" svg:x="2.223cm" svg:y="11.289cm">
          <draw:text-box>
            <text:p text:style-name="P2"><text:span text:style-name="T3">•</text:span></text:p>
          </draw:text-box>
        </draw:frame>
        <draw:frame draw:style-name="gr4" draw:text-style-name="P5" draw:layer="layout" svg:width="15.919cm" svg:height="0.352cm" svg:x="2.511cm" svg:y="11.254cm">
          <draw:text-box>
            <text:p text:style-name="P2"><text:span text:style-name="T3">Increased accessibility, to potential customers and mobile users, by adding to and refining the the UI’s </text:span></text:p>
          </draw:text-box>
        </draw:frame>
        <draw:frame draw:style-name="gr4" draw:text-style-name="P5" draw:layer="layout" svg:width="2.546cm" svg:height="0.352cm" svg:x="2.511cm" svg:y="11.677cm">
          <draw:text-box>
            <text:p text:style-name="P2"><text:span text:style-name="T3">responsiveness.</text:span></text:p>
          </draw:text-box>
        </draw:frame>
        <draw:frame draw:style-name="gr4" draw:text-style-name="P5" draw:layer="layout" svg:width="0.352cm" svg:height="0.352cm" svg:x="2.223cm" svg:y="12.136cm">
          <draw:text-box>
            <text:p text:style-name="P2"><text:span text:style-name="T3">•</text:span></text:p>
          </draw:text-box>
        </draw:frame>
        <draw:frame draw:style-name="gr4" draw:text-style-name="P5" draw:layer="layout" svg:width="16.736cm" svg:height="0.352cm" svg:x="2.511cm" svg:y="12.1cm">
          <draw:text-box>
            <text:p text:style-name="P2"><text:span text:style-name="T3">Increased PBrain’s performance and codebase’s readability by removing redundant logic, unused logs, and </text:span></text:p>
          </draw:text-box>
        </draw:frame>
        <draw:frame draw:style-name="gr4" draw:text-style-name="P5" draw:layer="layout" svg:width="3.816cm" svg:height="0.352cm" svg:x="2.511cm" svg:y="12.524cm">
          <draw:text-box>
            <text:p text:style-name="P2"><text:span text:style-name="T3">unnecessary comments.</text:span></text:p>
          </draw:text-box>
        </draw:frame>
        <draw:frame draw:style-name="gr4" draw:text-style-name="P5" draw:layer="layout" svg:width="7.44cm" svg:height="0.352cm" svg:x="1.905cm" svg:y="13.37cm">
          <draw:text-box>
            <text:p text:style-name="P2"><text:span text:style-name="T6">Software Engineer / UI + UX Designer </text:span><text:span text:style-name="T3">|</text:span><text:span text:style-name="T6"> </text:span><text:span text:style-name="T3">Moxie</text:span></text:p>
          </draw:text-box>
        </draw:frame>
        <draw:frame draw:style-name="gr4" draw:text-style-name="P5" draw:layer="layout" svg:width="3.821cm" svg:height="0.352cm" svg:x="14.605cm" svg:y="13.37cm">
          <draw:text-box>
            <text:p text:style-name="P2"><text:span text:style-name="T6"><text:s text:c="10"/></text:span><text:span text:style-name="T6">11/2021 - 06/2023</text:span></text:p>
          </draw:text-box>
        </draw:frame>
        <draw:frame draw:style-name="gr2" draw:text-style-name="P3" draw:layer="layout" svg:width="9.375cm" svg:height="0.319cm" svg:x="3.175cm" svg:y="13.821cm">
          <draw:text-box>
            <text:p text:style-name="P2"><text:span text:style-name="T10">React Native •</text:span><text:span text:style-name="T1"> </text:span><text:span text:style-name="T10">Javascript • Three.js • C# • Unity3D • Swift / SwiftUI</text:span></text:p>
          </draw:text-box>
        </draw:frame>
        <draw:frame draw:style-name="gr4" draw:text-style-name="P5" draw:layer="layout" svg:width="0.352cm" svg:height="0.352cm" svg:x="12.494cm" svg:y="13.794cm">
          <draw:text-box>
            <text:p text:style-name="P2"><text:span text:style-name="T3"><text:s/>• </text:span></text:p>
          </draw:text-box>
        </draw:frame>
        <draw:frame draw:style-name="gr2" draw:text-style-name="P3" draw:layer="layout" svg:width="1.103cm" svg:height="0.319cm" svg:x="12.814cm" svg:y="13.821cm">
          <draw:text-box>
            <text:p text:style-name="P2"><text:span text:style-name="T10">Blender</text:span></text:p>
          </draw:text-box>
        </draw:frame>
        <draw:frame draw:style-name="gr4" draw:text-style-name="P5" draw:layer="layout" svg:width="0.352cm" svg:height="0.352cm" svg:x="2.223cm" svg:y="14.676cm">
          <draw:text-box>
            <text:p text:style-name="P2"><text:span text:style-name="T3">•</text:span></text:p>
          </draw:text-box>
        </draw:frame>
        <draw:frame draw:style-name="gr4" draw:text-style-name="P5" draw:layer="layout" svg:width="17.088cm" svg:height="0.352cm" svg:x="2.511cm" svg:y="14.64cm">
          <draw:text-box>
            <text:p text:style-name="P2"><text:span text:style-name="T3">Engineered 3 small prototypes of Moxie, testing Moxie’s UI requirements (highly-stylized, dynamic, interactive </text:span></text:p>
          </draw:text-box>
        </draw:frame>
        <draw:frame draw:style-name="gr4" draw:text-style-name="P5" draw:layer="layout" svg:width="14.442cm" svg:height="0.352cm" svg:x="2.511cm" svg:y="15.064cm">
          <draw:text-box>
            <text:p text:style-name="P2"><text:span text:style-name="T3">features) against the capabilities of: React Native, C#/Unity, and SwiftUI + Swift Frameworks.</text:span></text:p>
          </draw:text-box>
        </draw:frame>
        <draw:frame draw:style-name="gr4" draw:text-style-name="P5" draw:layer="layout" svg:width="0.352cm" svg:height="0.352cm" svg:x="2.223cm" svg:y="15.522cm">
          <draw:text-box>
            <text:p text:style-name="P2"><text:span text:style-name="T3">•</text:span></text:p>
          </draw:text-box>
        </draw:frame>
        <draw:frame draw:style-name="gr4" draw:text-style-name="P5" draw:layer="layout" svg:width="15.839cm" svg:height="0.352cm" svg:x="2.511cm" svg:y="15.487cm">
          <draw:text-box>
            <text:p text:style-name="P2"><text:span text:style-name="T3">Architected Moxie’s preliminary frontend structure and backend schemas, based off of its user-stories.</text:span></text:p>
          </draw:text-box>
        </draw:frame>
        <draw:frame draw:style-name="gr4" draw:text-style-name="P5" draw:layer="layout" svg:width="0.352cm" svg:height="0.352cm" svg:x="2.223cm" svg:y="15.946cm">
          <draw:text-box>
            <text:p text:style-name="P2"><text:span text:style-name="T3">•</text:span></text:p>
          </draw:text-box>
        </draw:frame>
        <draw:frame draw:style-name="gr4" draw:text-style-name="P5" draw:layer="layout" svg:width="14.349cm" svg:height="0.352cm" svg:x="2.511cm" svg:y="15.91cm">
          <draw:text-box>
            <text:p text:style-name="P2"><text:span text:style-name="T3">Created </text:span><text:span text:style-name="T4">over 50 </text:span><text:span text:style-name="T3">visual, audio and UI assets (incl. 3D models, sprite graphics, and shaders). </text:span></text:p>
          </draw:text-box>
        </draw:frame>
        <draw:frame draw:style-name="gr4" draw:text-style-name="P5" draw:layer="layout" svg:width="0.352cm" svg:height="0.352cm" svg:x="2.223cm" svg:y="16.369cm">
          <draw:text-box>
            <text:p text:style-name="P2"><text:span text:style-name="T3">•</text:span></text:p>
          </draw:text-box>
        </draw:frame>
        <draw:frame draw:style-name="gr4" draw:text-style-name="P5" draw:layer="layout" svg:width="7.199cm" svg:height="0.352cm" svg:x="2.511cm" svg:y="16.334cm">
          <draw:text-box>
            <text:p text:style-name="P2"><text:span text:style-name="T3">Drafted Moxie’s business and marketing plan. </text:span></text:p>
          </draw:text-box>
        </draw:frame>
        <draw:frame draw:style-name="gr4" draw:text-style-name="P5" draw:layer="layout" svg:width="8.82cm" svg:height="0.352cm" svg:x="1.905cm" svg:y="17.18cm">
          <draw:text-box>
            <text:p text:style-name="P2"><text:span text:style-name="T6">UI Engineer </text:span><text:span text:style-name="T3">|</text:span><text:span text:style-name="T6"> </text:span><text:span text:style-name="T3">University of Virginia + Sartography <text:s text:c="10"/></text:span></text:p>
          </draw:text-box>
        </draw:frame>
        <draw:frame draw:style-name="gr4" draw:text-style-name="P5" draw:layer="layout" svg:width="3.723cm" svg:height="0.352cm" svg:x="14.605cm" svg:y="17.18cm">
          <draw:text-box>
            <text:p text:style-name="P2"><text:span text:style-name="T6"><text:s text:c="9"/></text:span><text:span text:style-name="T6">09/2020 - 03/2021</text:span></text:p>
          </draw:text-box>
        </draw:frame>
        <draw:frame draw:style-name="gr2" draw:text-style-name="P3" draw:layer="layout" svg:width="7.512cm" svg:height="0.319cm" svg:x="3.175cm" svg:y="17.604cm">
          <draw:text-box>
            <text:p text:style-name="P2"><text:span text:style-name="T10">Typescript • React Native • Python • SQLite • Node.js</text:span></text:p>
          </draw:text-box>
        </draw:frame>
        <draw:frame draw:style-name="gr4" draw:text-style-name="P5" draw:layer="layout" svg:width="0.352cm" svg:height="0.352cm" svg:x="2.223cm" svg:y="18.45cm">
          <draw:text-box>
            <text:p text:style-name="P2"><text:span text:style-name="T4">•</text:span></text:p>
          </draw:text-box>
        </draw:frame>
        <draw:frame draw:style-name="gr4" draw:text-style-name="P5" draw:layer="layout" svg:width="17.41cm" svg:height="0.352cm" svg:x="2.511cm" svg:y="18.415cm">
          <draw:text-box>
            <text:p text:style-name="P2"><text:span text:style-name="T4">Engineered over 90% of the UI for the mobile application “SkillSTAR”;</text:span><text:span text:style-name="T3"> therein, designed the mobile application’s </text:span></text:p>
          </draw:text-box>
        </draw:frame>
        <draw:frame draw:style-name="gr4" draw:text-style-name="P5" draw:layer="layout" svg:width="1.937cm" svg:height="0.352cm" svg:x="2.511cm" svg:y="18.838cm">
          <draw:text-box>
            <text:p text:style-name="P2"><text:span text:style-name="T3">architecture.</text:span></text:p>
          </draw:text-box>
        </draw:frame>
        <draw:frame draw:style-name="gr4" draw:text-style-name="P5" draw:layer="layout" svg:width="0.352cm" svg:height="0.352cm" svg:x="2.223cm" svg:y="19.297cm">
          <draw:text-box>
            <text:p text:style-name="P2"><text:span text:style-name="T4">•</text:span></text:p>
          </draw:text-box>
        </draw:frame>
        <draw:frame draw:style-name="gr4" draw:text-style-name="P5" draw:layer="layout" svg:width="14.793cm" svg:height="0.352cm" svg:x="2.511cm" svg:y="19.262cm">
          <draw:text-box>
            <text:p text:style-name="P2"><text:span text:style-name="T4">Reduced project costs by $30,000</text:span><text:span text:style-name="T3">, by performing the roles of UI designer and project manager</text:span><text:span text:style-name="T4">.</text:span></text:p>
          </draw:text-box>
        </draw:frame>
        <draw:frame draw:style-name="gr4" draw:text-style-name="P5" draw:layer="layout" svg:width="0.352cm" svg:height="0.352cm" svg:x="2.223cm" svg:y="19.72cm">
          <draw:text-box>
            <text:p text:style-name="P2"><text:span text:style-name="T3">•</text:span></text:p>
          </draw:text-box>
        </draw:frame>
        <draw:frame draw:style-name="gr4" draw:text-style-name="P5" draw:layer="layout" svg:width="15.386cm" svg:height="0.352cm" svg:x="2.511cm" svg:y="19.685cm">
          <draw:text-box>
            <text:p text:style-name="P2"><text:span text:style-name="T3">Implemented the “</text:span><text:span text:style-name="T4">Chaining Educational Model</text:span><text:span text:style-name="T3">” as a complex, </text:span><text:span text:style-name="T4">recursive algorithm using Typescript</text:span><text:span text:style-name="T3">.</text:span></text:p>
          </draw:text-box>
        </draw:frame>
        <draw:frame draw:style-name="gr4" draw:text-style-name="P5" draw:layer="layout" svg:width="0.352cm" svg:height="0.352cm" svg:x="2.223cm" svg:y="20.144cm">
          <draw:text-box>
            <text:p text:style-name="P2"><text:span text:style-name="T3">•</text:span></text:p>
          </draw:text-box>
        </draw:frame>
        <draw:frame draw:style-name="gr4" draw:text-style-name="P5" draw:layer="layout" svg:width="14.23cm" svg:height="0.352cm" svg:x="2.511cm" svg:y="20.108cm">
          <draw:text-box>
            <text:p text:style-name="P2"><text:span text:style-name="T3">Orchestrated weekly meetings with the SkillSTAR clients, to discuss development progress.</text:span></text:p>
          </draw:text-box>
        </draw:frame>
        <draw:frame draw:style-name="gr4" draw:text-style-name="P5" draw:layer="layout" svg:width="0.352cm" svg:height="0.352cm" svg:x="2.223cm" svg:y="20.567cm">
          <draw:text-box>
            <text:p text:style-name="P2"><text:span text:style-name="T3">•</text:span></text:p>
          </draw:text-box>
        </draw:frame>
        <draw:frame draw:style-name="gr4" draw:text-style-name="P5" draw:layer="layout" svg:width="15.157cm" svg:height="0.352cm" svg:x="2.511cm" svg:y="20.532cm">
          <draw:text-box>
            <text:p text:style-name="P2"><text:span text:style-name="T3">Created custom graphic assets, using Illustrator and Photoshop, used throughout the application. </text:span></text:p>
          </draw:text-box>
        </draw:frame>
        <draw:frame draw:style-name="gr4" draw:text-style-name="P5" draw:layer="layout" svg:width="0.352cm" svg:height="0.352cm" svg:x="2.223cm" svg:y="20.99cm">
          <draw:text-box>
            <text:p text:style-name="P2"><text:span text:style-name="T3">•</text:span></text:p>
          </draw:text-box>
        </draw:frame>
        <draw:frame draw:style-name="gr4" draw:text-style-name="P5" draw:layer="layout" svg:width="13.574cm" svg:height="0.352cm" svg:x="2.511cm" svg:y="20.955cm">
          <draw:text-box>
            <text:p text:style-name="P2"><text:span text:style-name="T3">Collaborated with backend engineers to design database schema and Rest endpoints. <text:s/></text:span></text:p>
          </draw:text-box>
        </draw:frame>
        <draw:frame draw:style-name="gr4" draw:text-style-name="P5" draw:layer="layout" svg:width="8.054cm" svg:height="0.352cm" svg:x="1.905cm" svg:y="21.802cm">
          <draw:text-box>
            <text:p text:style-name="P2"><text:span text:style-name="T6">Frontend / Full-Stack Engineer </text:span><text:span text:style-name="T11">|</text:span><text:span text:style-name="T6"> </text:span><text:span text:style-name="T4">various contracts</text:span></text:p>
          </draw:text-box>
        </draw:frame>
        <draw:frame draw:style-name="gr4" draw:text-style-name="P5" draw:layer="layout" svg:width="2.457cm" svg:height="0.352cm" svg:x="15.875cm" svg:y="21.802cm">
          <draw:text-box>
            <text:p text:style-name="P2"><text:span text:style-name="T6"><text:s text:c="6"/></text:span><text:span text:style-name="T6">2018 - 2020</text:span></text:p>
          </draw:text-box>
        </draw:frame>
        <draw:frame draw:style-name="gr4" draw:text-style-name="P5" draw:layer="layout" svg:width="6.504cm" svg:height="0.352cm" svg:x="1.905cm" svg:y="22.225cm">
          <draw:text-box>
            <text:p text:style-name="P2"><text:span text:style-name="T6">Javascript Engineer </text:span><text:span text:style-name="T11">|</text:span><text:span text:style-name="T6"> </text:span><text:span text:style-name="T4">ChartIQ (“Cosaic”)</text:span></text:p>
          </draw:text-box>
        </draw:frame>
        <draw:frame draw:style-name="gr4" draw:text-style-name="P5" draw:layer="layout" svg:width="3.723cm" svg:height="0.352cm" svg:x="14.605cm" svg:y="22.225cm">
          <draw:text-box>
            <text:p text:style-name="P2"><text:span text:style-name="T6"><text:s text:c="19"/></text:span><text:span text:style-name="T6">2016 - 2017</text:span></text:p>
          </draw:text-box>
        </draw:frame>
        <draw:frame draw:style-name="gr4" draw:text-style-name="P5" draw:layer="layout" svg:width="7.381cm" svg:height="0.352cm" svg:x="1.905cm" svg:y="22.648cm">
          <draw:text-box>
            <text:p text:style-name="P2"><text:span text:style-name="T6">Studio Recording Technician </text:span><text:span text:style-name="T11">|</text:span><text:span text:style-name="T3"> Rosetta Stone</text:span></text:p>
          </draw:text-box>
        </draw:frame>
        <draw:frame draw:style-name="gr4" draw:text-style-name="P5" draw:layer="layout" svg:width="3.723cm" svg:height="0.352cm" svg:x="14.605cm" svg:y="22.648cm">
          <draw:text-box>
            <text:p text:style-name="P2"><text:span text:style-name="T6"><text:s text:c="19"/></text:span><text:span text:style-name="T6">2012 - 2016</text:span></text:p>
          </draw:text-box>
        </draw:frame>
        <draw:frame draw:style-name="gr4" draw:text-style-name="P5" draw:layer="layout" svg:width="16.355cm" svg:height="0.352cm" svg:x="1.905cm" svg:y="23.072cm">
          <draw:text-box>
            <text:p text:style-name="P2"><text:span text:style-name="T6">Supervisor </text:span><text:span text:style-name="T11">|</text:span><text:span text:style-name="T3"> Westover Park Skatepark <text:s text:c="66"/></text:span><text:span text:style-name="T6"><text:s text:c="19"/>2006 - 2012</text:span></text:p>
          </draw:text-box>
        </draw:frame>
        <draw:frame draw:style-name="gr6" draw:text-style-name="P8" draw:layer="layout" svg:width="4.218cm" svg:height="0.424cm" svg:x="1.905cm" svg:y="24.412cm">
          <draw:text-box>
            <text:p text:style-name="P2"><text:span text:style-name="T8">Education </text:span><text:span text:style-name="T9">Education</text:span></text:p>
          </draw:text-box>
        </draw:frame>
        <draw:frame draw:style-name="gr2" draw:text-style-name="P3" draw:layer="layout" svg:width="9.904cm" svg:height="0.319cm" svg:x="1.905cm" svg:y="25.4cm">
          <draw:text-box>
            <text:p text:style-name="P2"><text:span text:style-name="T12">Bachelor of Science, Philosophy</text:span><text:span text:style-name="T1"> | James Madison University | </text:span><text:span text:style-name="T12">2010</text:span></text:p>
          </draw:text-box>
        </draw:frame>
        <draw:frame draw:style-name="gr2" draw:text-style-name="P3" draw:layer="layout" svg:width="9.663cm" svg:height="0.319cm" svg:x="1.905cm" svg:y="25.788cm">
          <draw:text-box>
            <text:p text:style-name="P2"><text:span text:style-name="T12">Graphic Design Certificate</text:span><text:span text:style-name="T1"> | Blue Ridge Community College | </text:span><text:span text:style-name="T12">2012</text:span></text:p>
          </draw:text-box>
        </draw:frame>
        <draw:frame draw:style-name="gr2" draw:text-style-name="P3" draw:layer="layout" svg:width="6.656cm" svg:height="0.319cm" svg:x="1.905cm" svg:y="26.176cm">
          <draw:text-box>
            <text:p text:style-name="P2"><text:span text:style-name="T12">Lambda School</text:span><text:span text:style-name="T1"> </text:span><text:span text:style-name="T13">|</text:span><text:span text:style-name="T1"> Software Engineering </text:span><text:span text:style-name="T13">|</text:span><text:span text:style-name="T1"> </text:span><text:span text:style-name="T12">2019</text:span></text:p>
          </draw:text-box>
        </draw:frame>
        <draw:line draw:style-name="gr7" draw:text-style-name="P9" draw:layer="layout" svg:x1="1.905cm" svg:y1="0.983cm" svg:x2="5.173cm" svg:y2="0.983cm">
          <text:p/>
        </draw:line>
        <draw:line draw:style-name="gr7" draw:text-style-name="P9" draw:layer="layout" svg:x1="16.492cm" svg:y1="0.983cm" svg:x2="19.633cm" svg:y2="0.983cm">
          <text:p/>
        </draw:line>
        <draw:line draw:style-name="gr7" draw:text-style-name="P9" draw:layer="layout" svg:x1="1.905cm" svg:y1="1.371cm" svg:x2="4.669cm" svg:y2="1.371cm">
          <text:p/>
        </draw:line>
        <draw:line draw:style-name="gr7" draw:text-style-name="P9" draw:layer="layout" svg:x1="13.687cm" svg:y1="1.371cm" svg:x2="19.598cm" svg:y2="1.371cm">
          <text:p/>
        </draw:line>
        <draw:frame draw:style-name="gr2" draw:text-style-name="P3" draw:layer="layout" svg:width="8.743cm" svg:height="0.319cm" svg:x="1.905cm" svg:y="26.564cm">
          <draw:text-box>
            <text:p text:style-name="P2"><text:span text:style-name="T12">Post-BS Computer Science</text:span><text:span text:style-name="T1"> | Oregon State University | </text:span><text:span text:style-name="T12">201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3-11-20T11:58:58.982435469</dc:date>
    <meta:editing-duration>PT1H7M55S</meta:editing-duration>
    <meta:editing-cycles>1</meta:editing-cycles>
    <meta:document-statistic meta:object-count="77"/>
    <meta:generator>LibreOffice/7.3.7.2$MacOSX_X86_64 LibreOffice_project/e114eadc50a9ff8d8c8a0567d6da8f454beeb84f</meta:generator>
  </office:meta>
</office:document-meta>
</file>